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999999" loext:opacity="100%" style:font-name="Impact" fo:font-size="8pt" fo:font-weight="normal" officeooo:rsid="001a083f" style:font-weight-asian="normal" style:font-weight-complex="normal"/>
    </style:style>
    <style:style style:name="P2" style:family="paragraph" style:parent-style-name="Horizontal_20_Line">
      <style:text-properties style:font-name="Cambria"/>
    </style:style>
    <style:style style:name="P3" style:family="paragraph" style:parent-style-name="Horizontal_20_Line">
      <style:paragraph-properties fo:line-height="70%"/>
      <style:text-properties style:font-name="Cambria"/>
    </style:style>
    <style:style style:name="P4" style:family="paragraph" style:parent-style-name="Heading_20_3">
      <style:paragraph-properties fo:line-height="70%"/>
      <style:text-properties style:font-name="Cambria"/>
    </style:style>
    <style:style style:name="P5" style:family="paragraph" style:parent-style-name="Heading_20_4">
      <style:paragraph-properties fo:line-height="70%"/>
      <style:text-properties style:font-name="Cambria"/>
    </style:style>
    <style:style style:name="P6" style:family="paragraph" style:parent-style-name="Standard">
      <style:paragraph-properties fo:line-height="70%"/>
      <style:text-properties style:font-name="Cambria"/>
    </style:style>
    <style:style style:name="P7" style:family="paragraph" style:parent-style-name="Heading_20_2">
      <style:paragraph-properties fo:text-align="center" style:justify-single-word="false"/>
      <style:text-properties style:font-name="Cambria" style:text-underline-style="solid" style:text-underline-width="auto" style:text-underline-color="font-color"/>
    </style:style>
    <style:style style:name="P8" style:family="paragraph" style:parent-style-name="Heading_20_3">
      <style:text-properties style:font-name="Cambria" fo:font-size="12pt" style:font-size-asian="14pt" style:font-size-complex="14pt"/>
    </style:style>
    <style:style style:name="P9" style:family="paragraph" style:parent-style-name="Heading_20_2">
      <style:paragraph-properties fo:line-height="70%"/>
      <style:text-properties fo:color="#666666" loext:opacity="100%" style:font-name="Cambria" fo:font-size="14pt" style:font-size-asian="14pt" style:font-size-complex="14pt"/>
    </style:style>
    <style:style style:name="P10" style:family="paragraph" style:parent-style-name="Text_20_body">
      <style:paragraph-properties fo:line-height="100%"/>
      <style:text-properties officeooo:paragraph-rsid="001a083f"/>
    </style:style>
    <style:style style:name="P11" style:family="paragraph" style:parent-style-name="Heading_20_4">
      <style:paragraph-properties fo:line-height="70%"/>
      <style:text-properties style:font-name="Cambria" officeooo:paragraph-rsid="001bb1b8"/>
    </style:style>
    <style:style style:name="P12" style:family="paragraph" style:parent-style-name="Text_20_body" style:list-style-name="L1">
      <style:paragraph-properties fo:line-height="70%"/>
      <style:text-properties style:font-name="Cambria"/>
    </style:style>
    <style:style style:name="P13" style:family="paragraph" style:parent-style-name="Text_20_body" style:list-style-name="L2">
      <style:paragraph-properties fo:line-height="70%"/>
      <style:text-properties style:font-name="Cambria"/>
    </style:style>
    <style:style style:name="P14" style:family="paragraph" style:parent-style-name="Text_20_body" style:list-style-name="L3">
      <style:paragraph-properties fo:line-height="70%"/>
      <style:text-properties style:font-name="Cambria"/>
    </style:style>
    <style:style style:name="P15" style:family="paragraph" style:parent-style-name="Text_20_body" style:list-style-name="L5">
      <style:paragraph-properties fo:line-height="70%"/>
      <style:text-properties style:font-name="Cambria"/>
    </style:style>
    <style:style style:name="P16" style:family="paragraph" style:parent-style-name="Text_20_body" style:list-style-name="L6">
      <style:paragraph-properties fo:line-height="70%"/>
      <style:text-properties style:font-name="Cambria"/>
    </style:style>
    <style:style style:name="P17" style:family="paragraph" style:parent-style-name="Text_20_body" style:list-style-name="L7">
      <style:paragraph-properties fo:line-height="70%"/>
      <style:text-properties style:font-name="Cambria"/>
    </style:style>
    <style:style style:name="P18" style:family="paragraph" style:parent-style-name="Text_20_body" style:list-style-name="L8">
      <style:paragraph-properties fo:line-height="70%"/>
      <style:text-properties style:font-name="Cambria"/>
    </style:style>
    <style:style style:name="P19" style:family="paragraph" style:parent-style-name="Text_20_body" style:list-style-name="L9">
      <style:paragraph-properties fo:line-height="70%"/>
      <style:text-properties style:font-name="Cambria"/>
    </style:style>
    <style:style style:name="P20" style:family="paragraph" style:parent-style-name="Text_20_body" style:list-style-name="L10">
      <style:paragraph-properties fo:line-height="70%"/>
      <style:text-properties style:font-name="Cambria"/>
    </style:style>
    <style:style style:name="P21" style:family="paragraph" style:parent-style-name="Text_20_body" style:list-style-name="L11">
      <style:paragraph-properties fo:line-height="70%"/>
      <style:text-properties style:font-name="Cambria"/>
    </style:style>
    <style:style style:name="P22" style:family="paragraph" style:parent-style-name="Text_20_body" style:list-style-name="L12">
      <style:paragraph-properties fo:line-height="70%"/>
      <style:text-properties style:font-name="Cambria"/>
    </style:style>
    <style:style style:name="P23" style:family="paragraph" style:parent-style-name="Text_20_body" style:list-style-name="L13">
      <style:paragraph-properties fo:line-height="70%"/>
      <style:text-properties style:font-name="Cambria"/>
    </style:style>
    <style:style style:name="P24" style:family="paragraph" style:parent-style-name="Text_20_body" style:list-style-name="L14">
      <style:paragraph-properties fo:line-height="70%"/>
      <style:text-properties style:font-name="Cambria"/>
    </style:style>
    <style:style style:name="P25" style:family="paragraph" style:parent-style-name="Text_20_body" style:list-style-name="L15">
      <style:paragraph-properties fo:line-height="70%"/>
      <style:text-properties style:font-name="Cambria"/>
    </style:style>
    <style:style style:name="P26" style:family="paragraph" style:parent-style-name="Text_20_body" style:list-style-name="L16">
      <style:paragraph-properties fo:line-height="70%"/>
      <style:text-properties style:font-name="Cambria"/>
    </style:style>
    <style:style style:name="P27" style:family="paragraph" style:parent-style-name="Text_20_body" style:list-style-name="L17">
      <style:paragraph-properties fo:line-height="70%"/>
      <style:text-properties style:font-name="Cambria"/>
    </style:style>
    <style:style style:name="P28" style:family="paragraph" style:parent-style-name="Text_20_body" style:list-style-name="L18">
      <style:paragraph-properties fo:line-height="70%"/>
      <style:text-properties style:font-name="Cambria"/>
    </style:style>
    <style:style style:name="P29" style:family="paragraph" style:parent-style-name="Text_20_body" style:list-style-name="L19">
      <style:paragraph-properties fo:line-height="70%"/>
      <style:text-properties style:font-name="Cambria"/>
    </style:style>
    <style:style style:name="P30" style:family="paragraph" style:parent-style-name="Text_20_body" style:list-style-name="L20">
      <style:paragraph-properties fo:line-height="70%"/>
      <style:text-properties style:font-name="Cambria"/>
    </style:style>
    <style:style style:name="P31" style:family="paragraph" style:parent-style-name="Text_20_body" style:list-style-name="L21">
      <style:paragraph-properties fo:line-height="70%"/>
      <style:text-properties style:font-name="Cambria"/>
    </style:style>
    <style:style style:name="P32" style:family="paragraph" style:parent-style-name="Text_20_body" style:list-style-name="L22">
      <style:paragraph-properties fo:line-height="70%"/>
      <style:text-properties style:font-name="Cambria"/>
    </style:style>
    <style:style style:name="P33" style:family="paragraph" style:parent-style-name="Text_20_body" style:list-style-name="L23">
      <style:paragraph-properties fo:line-height="70%"/>
      <style:text-properties style:font-name="Cambria"/>
    </style:style>
    <style:style style:name="P34" style:family="paragraph" style:parent-style-name="Text_20_body" style:list-style-name="L24">
      <style:paragraph-properties fo:line-height="70%"/>
      <style:text-properties style:font-name="Cambria"/>
    </style:style>
    <style:style style:name="P35" style:family="paragraph" style:parent-style-name="Text_20_body" style:list-style-name="L25">
      <style:paragraph-properties fo:line-height="70%"/>
      <style:text-properties style:font-name="Cambria"/>
    </style:style>
    <style:style style:name="P36" style:family="paragraph" style:parent-style-name="Text_20_body" style:list-style-name="L26">
      <style:paragraph-properties fo:line-height="70%"/>
      <style:text-properties style:font-name="Cambria"/>
    </style:style>
    <style:style style:name="P37" style:family="paragraph" style:parent-style-name="Text_20_body" style:list-style-name="L26">
      <style:paragraph-properties fo:line-height="70%"/>
      <style:text-properties style:font-name="Cambria" officeooo:paragraph-rsid="001bb1b8"/>
    </style:style>
    <style:style style:name="P38" style:family="paragraph" style:parent-style-name="Text_20_body" style:list-style-name="L27">
      <style:paragraph-properties fo:line-height="70%"/>
      <style:text-properties style:font-name="Cambria"/>
    </style:style>
    <style:style style:name="P39" style:family="paragraph" style:parent-style-name="Text_20_body" style:list-style-name="L28">
      <style:paragraph-properties fo:line-height="70%"/>
      <style:text-properties style:font-name="Cambria"/>
    </style:style>
    <style:style style:name="P40" style:family="paragraph" style:parent-style-name="Text_20_body" style:list-style-name="L29">
      <style:paragraph-properties fo:line-height="70%"/>
      <style:text-properties style:font-name="Cambria"/>
    </style:style>
    <style:style style:name="P41" style:family="paragraph" style:parent-style-name="Text_20_body" style:list-style-name="L1">
      <style:paragraph-properties fo:line-height="70%"/>
    </style:style>
    <style:style style:name="P42" style:family="paragraph" style:parent-style-name="Text_20_body" style:list-style-name="L3">
      <style:paragraph-properties fo:line-height="70%"/>
    </style:style>
    <style:style style:name="P43" style:family="paragraph" style:parent-style-name="Text_20_body" style:list-style-name="L4">
      <style:paragraph-properties fo:line-height="70%"/>
    </style:style>
    <style:style style:name="P44" style:family="paragraph" style:parent-style-name="Text_20_body" style:list-style-name="L5">
      <style:paragraph-properties fo:line-height="70%"/>
    </style:style>
    <style:style style:name="P45" style:family="paragraph" style:parent-style-name="Text_20_body" style:list-style-name="L6">
      <style:paragraph-properties fo:line-height="70%"/>
    </style:style>
    <style:style style:name="P46" style:family="paragraph" style:parent-style-name="Text_20_body" style:list-style-name="L8">
      <style:paragraph-properties fo:line-height="70%"/>
    </style:style>
    <style:style style:name="P47" style:family="paragraph" style:parent-style-name="Text_20_body" style:list-style-name="L11">
      <style:paragraph-properties fo:line-height="70%"/>
    </style:style>
    <style:style style:name="P48" style:family="paragraph" style:parent-style-name="Text_20_body" style:list-style-name="L12">
      <style:paragraph-properties fo:line-height="70%"/>
    </style:style>
    <style:style style:name="P49" style:family="paragraph" style:parent-style-name="Text_20_body" style:list-style-name="L14">
      <style:paragraph-properties fo:line-height="70%"/>
    </style:style>
    <style:style style:name="P50" style:family="paragraph" style:parent-style-name="Text_20_body" style:list-style-name="L15">
      <style:paragraph-properties fo:line-height="70%"/>
    </style:style>
    <style:style style:name="P51" style:family="paragraph" style:parent-style-name="Text_20_body" style:list-style-name="L16">
      <style:paragraph-properties fo:line-height="70%"/>
    </style:style>
    <style:style style:name="P52" style:family="paragraph" style:parent-style-name="Text_20_body" style:list-style-name="L17">
      <style:paragraph-properties fo:line-height="70%"/>
    </style:style>
    <style:style style:name="P53" style:family="paragraph" style:parent-style-name="Text_20_body" style:list-style-name="L19">
      <style:paragraph-properties fo:line-height="70%"/>
    </style:style>
    <style:style style:name="P54" style:family="paragraph" style:parent-style-name="Text_20_body" style:list-style-name="L20">
      <style:paragraph-properties fo:line-height="70%"/>
    </style:style>
    <style:style style:name="P55" style:family="paragraph" style:parent-style-name="Text_20_body" style:list-style-name="L22">
      <style:paragraph-properties fo:line-height="70%"/>
    </style:style>
    <style:style style:name="P56" style:family="paragraph" style:parent-style-name="Text_20_body" style:list-style-name="L24">
      <style:paragraph-properties fo:line-height="70%"/>
    </style:style>
    <style:style style:name="P57" style:family="paragraph" style:parent-style-name="Text_20_body" style:list-style-name="L25">
      <style:paragraph-properties fo:line-height="70%"/>
    </style:style>
    <style:style style:name="P58" style:family="paragraph" style:parent-style-name="Text_20_body" style:list-style-name="L28">
      <style:paragraph-properties fo:line-height="70%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officeooo:rsid="001a08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AI Scrum Master – Release Notes</text:h>
      <text:h text:style-name="P8" text:outline-level="3">OVERVIEW</text:h>
      <text:p text:style-name="P10"><text:span text:style-name="T1">This document tracks the evolution of the </text:span><text:span text:style-name="Strong_20_Emphasis"><text:span text:style-name="T1">AI Scrum Master Application</text:span></text:span><text:span text:style-name="T1">, detailing all major releases, enhancements, bug fixes, architectural improvements, and known limitations.</text:span></text:p>
      <text:p text:style-name="P10"><text:span text:style-name="T1">It serves as the </text:span><text:span text:style-name="Strong_20_Emphasis"><text:span text:style-name="T1">official release history</text:span></text:span><text:span text:style-name="T1"> for stakeholders, developers, and maintainers of the project.</text:span></text:p>
      <text:p text:style-name="P2"/>
      <text:h text:style-name="P9" text:outline-level="2">Version 1 – Initial Setup</text:h>
      <text:h text:style-name="P4" text:outline-level="3">Features</text:h>
      <text:list text:style-name="L1">
        <text:list-item>
          <text:p text:style-name="P12">Initial project structure and repository creation.</text:p>
        </text:list-item>
        <text:list-item>
          <text:p text:style-name="P41"><text:span text:style-name="T1">Migration from local data handling to </text:span><text:span text:style-name="Strong_20_Emphasis"><text:span text:style-name="T2">JIRA INTEGRATION</text:span></text:span><text:span text:style-name="T1">.</text:span></text:p>
        </text:list-item>
      </text:list>
      <text:h text:style-name="P4" text:outline-level="3">Notes</text:h>
      <text:list text:style-name="L2">
        <text:list-item>
          <text:p text:style-name="P13">This release served as a checkpoint to verify successful data retrieval from JIRA.</text:p>
        </text:list-item>
      </text:list>
      <text:p text:style-name="P3"/>
      <text:h text:style-name="P9" text:outline-level="2">Version 1.1 – Data Extraction Improvements</text:h>
      <text:h text:style-name="P4" text:outline-level="3">Improvements</text:h>
      <text:list text:style-name="L3">
        <text:list-item>
          <text:p text:style-name="P14">Successful extraction of JIRA project data into JSON format.</text:p>
        </text:list-item>
        <text:list-item>
          <text:p text:style-name="P14">Previously, all project data was merged into a single JSON file.</text:p>
        </text:list-item>
        <text:list-item>
          <text:p text:style-name="P42"><text:span text:style-name="T1">Data is now separated into </text:span><text:span text:style-name="Strong_20_Emphasis"><text:span text:style-name="T1">individual JSON files per project</text:span></text:span><text:span text:style-name="T1">, stored in a dedicated JSONs folder.</text:span></text:p>
        </text:list-item>
      </text:list>
      <text:p text:style-name="P3"/>
      <text:h text:style-name="P9" text:outline-level="2">Version 1.2 – Database Introduction</text:h>
      <text:h text:style-name="P4" text:outline-level="3">Improvements</text:h>
      <text:list text:style-name="L4">
        <text:list-item>
          <text:p text:style-name="P43"><text:span text:style-name="T1">Added </text:span><text:span text:style-name="Strong_20_Emphasis"><text:span text:style-name="T1">SQLite database</text:span></text:span><text:span text:style-name="T1"> for persistent data storage and structured querying.</text:span></text:p>
        </text:list-item>
      </text:list>
      <text:p text:style-name="P3"/>
      <text:h text:style-name="P9" text:outline-level="2">Version 2 – Phase 2 Core Capabilities</text:h>
      <text:h text:style-name="P4" text:outline-level="3">Major Enhancements</text:h>
      <text:h text:style-name="P5" text:outline-level="4">1. Structured Outputs</text:h>
      <text:list text:style-name="L5">
        <text:list-item>
          <text:p text:style-name="P44"><text:span text:style-name="T1">Introduced </text:span><text:span text:style-name="Strong_20_Emphasis"><text:span text:style-name="T1">Pydantic models</text:span></text:span><text:span text:style-name="T1"> for consistent and validated outputs:</text:span></text:p>
          <text:list>
            <text:list-item>
              <text:p text:style-name="P15">Sprint Health Report</text:p>
            </text:list-item>
            <text:list-item>
              <text:p text:style-name="P15">Standup Summary</text:p>
            </text:list-item>
            <text:list-item>
              <text:p text:style-name="P15">Ticket Summary</text:p>
            </text:list-item>
          </text:list>
        </text:list-item>
      </text:list>
      <text:h text:style-name="P5" text:outline-level="4"><text:soft-page-break/>2. Agent Personas</text:h>
      <text:list text:style-name="L6">
        <text:list-item>
          <text:p text:style-name="P45"><text:span text:style-name="T1">Defined the AI agent role as a </text:span><text:span text:style-name="Strong_20_Emphasis"><text:span text:style-name="T1">Senior Scrum Master and Agile Coach</text:span></text:span><text:span text:style-name="T1">.</text:span></text:p>
        </text:list-item>
        <text:list-item>
          <text:p text:style-name="P16">Added role-based context to guide analysis and responses.</text:p>
        </text:list-item>
      </text:list>
      <text:h text:style-name="P5" text:outline-level="4">3. Task Templates</text:h>
      <text:list text:style-name="L7">
        <text:list-item>
          <text:p text:style-name="P17">Implemented dedicated templates for key Scrum Master functions:</text:p>
          <text:list>
            <text:list-item>
              <text:p text:style-name="P17">Sprint Health Analysis</text:p>
            </text:list-item>
            <text:list-item>
              <text:p text:style-name="P17">Standup Summaries</text:p>
            </text:list-item>
            <text:list-item>
              <text:p text:style-name="P17">Assignment Logic</text:p>
            </text:list-item>
            <text:list-item>
              <text:p text:style-name="P17">Generic Queries</text:p>
            </text:list-item>
          </text:list>
        </text:list-item>
      </text:list>
      <text:h text:style-name="P5" text:outline-level="4">4. Model Validation</text:h>
      <text:list text:style-name="L8">
        <text:list-item>
          <text:p text:style-name="P46"><text:span text:style-name="T1">Added </text:span><text:span text:style-name="Source_20_Text"><text:span text:style-name="T1">ValidationHandler</text:span></text:span><text:span text:style-name="T1"> class for:</text:span></text:p>
          <text:list>
            <text:list-item>
              <text:p text:style-name="P18">Error handling</text:p>
            </text:list-item>
            <text:list-item>
              <text:p text:style-name="P18">Fallback responses when model output is invalid</text:p>
            </text:list-item>
          </text:list>
        </text:list-item>
        <text:list-item>
          <text:p text:style-name="P18">Note: Comprehensive edge-case testing pending.</text:p>
        </text:list-item>
      </text:list>
      <text:h text:style-name="P5" text:outline-level="4">5. Conversational Context</text:h>
      <text:list text:style-name="L9">
        <text:list-item>
          <text:p text:style-name="P19">Initial implementation of conversational context.</text:p>
        </text:list-item>
        <text:list-item>
          <text:p text:style-name="P19">Context handling was partially functional; chat reset was available.</text:p>
        </text:list-item>
      </text:list>
      <text:p text:style-name="P3"/>
      <text:h text:style-name="P9" text:outline-level="2">Version 2.1 – JIRA Issue Count Fix</text:h>
      <text:h text:style-name="P4" text:outline-level="3">Improvements</text:h>
      <text:list text:style-name="L10">
        <text:list-item>
          <text:p text:style-name="P20">Fixed an inconsistency where JIRA displayed issue count as zero.</text:p>
        </text:list-item>
        <text:list-item>
          <text:p text:style-name="P20">Backend logic now calculates and corrects the actual issue count during data extraction.</text:p>
        </text:list-item>
        <text:list-item>
          <text:p text:style-name="P20">JIRA UI limitation acknowledged, but internal data is accurate.</text:p>
        </text:list-item>
      </text:list>
      <text:p text:style-name="P3"/>
      <text:h text:style-name="P9" text:outline-level="2">Version 2.2 – Conversational Intelligence Enhancements</text:h>
      <text:h text:style-name="P4" text:outline-level="3">Improvements</text:h>
      <text:list text:style-name="L11">
        <text:list-item>
          <text:p text:style-name="P21">Improved handling of greetings and general queries:</text:p>
          <text:list>
            <text:list-item>
              <text:p text:style-name="P21">SQL and LLM are no longer triggered unnecessarily.</text:p>
            </text:list-item>
          </text:list>
        </text:list-item>
        <text:list-item>
          <text:p text:style-name="P21">Fixed poor LLM responses for:</text:p>
          <text:list>
            <text:list-item>
              <text:p text:style-name="P21">Listing projects</text:p>
            </text:list-item>
            <text:list-item>
              <text:p text:style-name="P21">Listing team members</text:p>
            </text:list-item>
          </text:list>
        </text:list-item>
        <text:list-item>
          <text:p text:style-name="P47"><text:span text:style-name="T1">Added </text:span><text:span text:style-name="Strong_20_Emphasis"><text:span text:style-name="T1">context window</text:span></text:span><text:span text:style-name="T1"> storing the last 5 conversations.</text:span></text:p>
        </text:list-item>
        <text:list-item>
          <text:p text:style-name="P21">Implemented session creation functionality.</text:p>
        </text:list-item>
        <text:list-item>
          <text:p text:style-name="P21">Added greeting and farewell handling.</text:p>
        </text:list-item>
        <text:list-item>
          <text:p text:style-name="P21">Chat context automatically clears when the user says “bye”.</text:p>
        </text:list-item>
      </text:list>
      <text:p text:style-name="P3"/>
      <text:h text:style-name="P9" text:outline-level="2"><text:soft-page-break/>Version 3 – Frontend Enhancements</text:h>
      <text:h text:style-name="P4" text:outline-level="3">UI Improvements</text:h>
      <text:list text:style-name="L12">
        <text:list-item>
          <text:p text:style-name="P22">Application version displayed on the main interface.</text:p>
        </text:list-item>
        <text:list-item>
          <text:p text:style-name="P22">Branding logo added to the sidebar.</text:p>
        </text:list-item>
        <text:list-item>
          <text:p text:style-name="P48"><text:span text:style-name="T1">Redesigned </text:span><text:span text:style-name="Strong_20_Emphasis"><text:span text:style-name="T1">Quick Stats</text:span></text:span><text:span text:style-name="T1"> section with a clean, table-based layout.</text:span></text:p>
        </text:list-item>
        <text:list-item>
          <text:p text:style-name="P22">Improved sidebar spacing and overall UI readability.</text:p>
        </text:list-item>
      </text:list>
      <text:p text:style-name="P3"/>
      <text:h text:style-name="P9" text:outline-level="2">Version 3.1 – Documentation</text:h>
      <text:h text:style-name="P4" text:outline-level="3">Improvements</text:h>
      <text:list text:style-name="L13">
        <text:list-item>
          <text:p text:style-name="P23">Added initial README documentation.</text:p>
        </text:list-item>
      </text:list>
      <text:p text:style-name="P3"/>
      <text:h text:style-name="P9" text:outline-level="2">Version 3.1.1 – Critical Bug Fixes</text:h>
      <text:h text:style-name="P4" text:outline-level="3">Bug Fixes</text:h>
      <text:list text:style-name="L14">
        <text:list-item>
          <text:p text:style-name="P49"><text:span text:style-name="T1">Fixed missing extraction of </text:span><text:span text:style-name="Strong_20_Emphasis"><text:span text:style-name="T1">JIRA issue due dates</text:span></text:span><text:span text:style-name="T1">.</text:span></text:p>
        </text:list-item>
        <text:list-item>
          <text:p text:style-name="P24">Corrected incorrect deadline responses (previously using last updated date).</text:p>
        </text:list-item>
        <text:list-item>
          <text:p text:style-name="P24">Fully resolved conversational context clearing:</text:p>
          <text:list>
            <text:list-item>
              <text:p text:style-name="P24">Both JSON context and LLM internal context are now cleared together.</text:p>
            </text:list-item>
          </text:list>
        </text:list-item>
        <text:list-item>
          <text:p text:style-name="P24">Context count now updates immediately when a user submits a query.</text:p>
        </text:list-item>
      </text:list>
      <text:p text:style-name="P3"/>
      <text:h text:style-name="P9" text:outline-level="2">Version 3.1.2 – Automation and Server Readiness</text:h>
      <text:h text:style-name="P4" text:outline-level="3">Additions</text:h>
      <text:list text:style-name="L15">
        <text:list-item>
          <text:p text:style-name="P50"><text:span text:style-name="T1">Introduced </text:span><text:span text:style-name="Strong_20_Emphasis"><text:span text:style-name="T1">CRON-based automation</text:span></text:span><text:span text:style-name="T1">.</text:span></text:p>
        </text:list-item>
        <text:list-item>
          <text:p text:style-name="P50"><text:span text:style-name="T1">Added </text:span><text:span text:style-name="Source_20_Text"><text:span text:style-name="T1">main.py</text:span></text:span><text:span text:style-name="T1"> to:</text:span></text:p>
          <text:list>
            <text:list-item>
              <text:p text:style-name="P25">Fetch updated JIRA data every 12 hours.</text:p>
            </text:list-item>
            <text:list-item>
              <text:p text:style-name="P25">Run the complete pipeline continuously.</text:p>
            </text:list-item>
            <text:list-item>
              <text:p text:style-name="P25">Log events into:</text:p>
              <text:list>
                <text:list-item>
                  <text:p text:style-name="P25">Individual task logs</text:p>
                </text:list-item>
                <text:list-item>
                  <text:p text:style-name="P50"><text:span text:style-name="T1">A centralized </text:span><text:span text:style-name="Source_20_Text"><text:span text:style-name="T1">event.log</text:span></text:span></text:p>
                </text:list-item>
              </text:list>
            </text:list-item>
          </text:list>
        </text:list-item>
      </text:list>
      <text:p text:style-name="P3"/>
      <text:h text:style-name="P9" text:outline-level="2">Version 3.1.3 – Interval Adjustment</text:h>
      <text:h text:style-name="P4" text:outline-level="3">Notes</text:h>
      <text:list text:style-name="L16">
        <text:list-item>
          <text:p text:style-name="P51"><text:span text:style-name="T1">Data extraction interval changed from </text:span><text:span text:style-name="Strong_20_Emphasis"><text:span text:style-name="T1">12 hours to 6 hours</text:span></text:span><text:span text:style-name="T1">.</text:span></text:p>
        </text:list-item>
        <text:list-item>
          <text:p text:style-name="P26">No functional changes beyond scheduling.</text:p>
        </text:list-item>
      </text:list>
      <text:p text:style-name="P3"/>
      <text:h text:style-name="P9" text:outline-level="2"><text:soft-page-break/>Version 3.2 – Server Configuration</text:h>
      <text:h text:style-name="P4" text:outline-level="3">Additions</text:h>
      <text:list text:style-name="L17">
        <text:list-item>
          <text:p text:style-name="P27">Added Streamlit configuration file.</text:p>
        </text:list-item>
        <text:list-item>
          <text:p text:style-name="P52"><text:span text:style-name="T1">Application now runs on </text:span><text:span text:style-name="Strong_20_Emphasis"><text:span text:style-name="T1">port 9096</text:span></text:span><text:span text:style-name="T1"> in server environments.</text:span></text:p>
        </text:list-item>
      </text:list>
      <text:p text:style-name="P3"/>
      <text:h text:style-name="P9" text:outline-level="2">Version 3.2.1 – Bug Fix</text:h>
      <text:h text:style-name="P4" text:outline-level="3">Fixes</text:h>
      <text:list text:style-name="L18">
        <text:list-item>
          <text:p text:style-name="P28">Fixed an issue where deletion of the JSONs folder was not functioning correctly.</text:p>
        </text:list-item>
      </text:list>
      <text:p text:style-name="P3"/>
      <text:h text:style-name="P9" text:outline-level="2">Version 3.2.2 – Production Deployment Improvements</text:h>
      <text:h text:style-name="P4" text:outline-level="3">Improvements</text:h>
      <text:list text:style-name="L19">
        <text:list-item>
          <text:p text:style-name="P53"><text:span text:style-name="T1">Added </text:span><text:span text:style-name="Source_20_Text"><text:span text:style-name="T1">main_for_server.py</text:span></text:span><text:span text:style-name="T1">.</text:span></text:p>
        </text:list-item>
        <text:list-item>
          <text:p text:style-name="P53"><text:span text:style-name="T1">Switched process management from </text:span><text:span text:style-name="Source_20_Text"><text:span text:style-name="T1">nohup</text:span></text:span><text:span text:style-name="T1"> to </text:span><text:span text:style-name="Strong_20_Emphasis"><text:span text:style-name="T1">PM2</text:span></text:span><text:span text:style-name="T1">.</text:span></text:p>
        </text:list-item>
        <text:list-item>
          <text:p text:style-name="P29">Deployment commands documented in NOTES.</text:p>
        </text:list-item>
      </text:list>
      <text:p text:style-name="P3"/>
      <text:h text:style-name="P9" text:outline-level="2">Version 3.3 – Description Field Integration</text:h>
      <text:h text:style-name="P4" text:outline-level="3">Improvements</text:h>
      <text:list text:style-name="L20">
        <text:list-item>
          <text:p text:style-name="P54"><text:span text:style-name="T1">Added support for the JIRA </text:span><text:span text:style-name="Strong_20_Emphasis"><text:span text:style-name="T1">description</text:span></text:span><text:span text:style-name="T1"> field.</text:span></text:p>
        </text:list-item>
        <text:list-item>
          <text:p text:style-name="P30">Integrated description into analysis pipeline.</text:p>
        </text:list-item>
      </text:list>
      <text:h text:style-name="P4" text:outline-level="3">Known Issue</text:h>
      <text:list text:style-name="L21">
        <text:list-item>
          <text:p text:style-name="P31">LLM system date and time were outdated and required correction.</text:p>
        </text:list-item>
      </text:list>
      <text:p text:style-name="P3"/>
      <text:h text:style-name="P9" text:outline-level="2">Version 3.3.1 – Deadline Evaluation Enhancements</text:h>
      <text:h text:style-name="P4" text:outline-level="3">Improvements</text:h>
      <text:list text:style-name="L22">
        <text:list-item>
          <text:p text:style-name="P32">Accurate detection of:</text:p>
          <text:list>
            <text:list-item>
              <text:p text:style-name="P32">Overdue tasks</text:p>
            </text:list-item>
            <text:list-item>
              <text:p text:style-name="P32">On-track tasks using the current date</text:p>
            </text:list-item>
          </text:list>
        </text:list-item>
        <text:list-item>
          <text:p text:style-name="P55"><text:span text:style-name="T1">Added </text:span><text:span text:style-name="Strong_20_Emphasis"><text:span text:style-name="T1">Senior Scrum Master–style feasibility analysis</text:span></text:span><text:span text:style-name="T1"> for future deadlines.</text:span></text:p>
        </text:list-item>
        <text:list-item>
          <text:p text:style-name="P32">Optimized server-side execution with detailed logs.</text:p>
        </text:list-item>
      </text:list>
      <text:h text:style-name="P4" text:outline-level="3">Known Limitations</text:h>
      <text:list text:style-name="L23">
        <text:list-item>
          <text:p text:style-name="P33">Deadline feasibility cannot be reliably assessed if:</text:p>
          <text:list>
            <text:list-item>
              <text:p text:style-name="P33">Issue descriptions are missing or invalid</text:p>
            </text:list-item>
            <text:list-item>
              <text:p text:style-name="P33">Time estimate for a task is set to 0</text:p>
            </text:list-item>
          </text:list>
        </text:list-item>
      </text:list>
      <text:p text:style-name="P3"><text:soft-page-break/></text:p>
      <text:h text:style-name="P9" text:outline-level="2">Version 3.4 – Smart Query Patterns</text:h>
      <text:h text:style-name="P4" text:outline-level="3">Major Enhancements</text:h>
      <text:h text:style-name="P5" text:outline-level="4">Smart Query Pattern Library</text:h>
      <text:list text:style-name="L24">
        <text:list-item>
          <text:p text:style-name="P34">Introduced pattern-based query detection, including:</text:p>
          <text:list>
            <text:list-item>
              <text:p text:style-name="P34">Stuck ticket detection (inactive for more than 7 days)</text:p>
            </text:list-item>
            <text:list-item>
              <text:p text:style-name="P34">Overdue task tracking</text:p>
            </text:list-item>
          </text:list>
        </text:list-item>
        <text:list-item>
          <text:p text:style-name="P56"><text:span text:style-name="T1">Added </text:span><text:span text:style-name="Strong_20_Emphasis"><text:span text:style-name="T1">9 pre-built query patterns</text:span></text:span><text:span text:style-name="T1"> for common JIRA use cases.</text:span></text:p>
        </text:list-item>
      </text:list>
      <text:h text:style-name="P5" text:outline-level="4">Data Model Enhancements</text:h>
      <text:list text:style-name="L25">
        <text:list-item>
          <text:p text:style-name="P57"><text:span text:style-name="T1">Expanded LLM output context from </text:span><text:span text:style-name="Strong_20_Emphasis"><text:span text:style-name="T1">1,000 to 5,000 tokens</text:span></text:span><text:span text:style-name="T1">.</text:span></text:p>
        </text:list-item>
        <text:list-item>
          <text:p text:style-name="P35">Full utilization of task descriptions for richer analysis.</text:p>
        </text:list-item>
      </text:list>
      <text:h text:style-name="P5" text:outline-level="4">Reference Queries</text:h>
      <text:list xml:id="list42835742" text:style-name="L26">
        <text:list-item>
          <text:p text:style-name="P36">“list me all stuck tickets”</text:p>
        </text:list-item>
        <text:list-item>
          <text:p text:style-name="P36">“show me overdue tasks”</text:p>
        </text:list-item>
        <text:list-item>
          <text:p text:style-name="P36">“what tickets in AFSP are stuck”</text:p>
        </text:list-item>
        <text:list-item>
          <text:p text:style-name="P36">“show blocked issues”</text:p>
        </text:list-item>
        <text:list-item>
          <text:p text:style-name="P36">“who is overloaded on the team”</text:p>
        </text:list-item>
        <text:list-item>
          <text:p text:style-name="P36">“list unassigned high priority tickets”</text:p>
        </text:list-item>
      </text:list>
      <text:h text:style-name="P4" text:outline-level="3">Limitations</text:h>
      <text:list text:style-name="L27">
        <text:list-item>
          <text:p text:style-name="P38">JIRA API fetch is capped (~100 issues per project).</text:p>
        </text:list-item>
        <text:list-item>
          <text:p text:style-name="P38">LLM context window limitations may affect large datasets and summaries.</text:p>
        </text:list-item>
      </text:list>
      <text:p text:style-name="P3"/>
      <text:h text:style-name="P9" text:outline-level="2">Version 3.4.1 – Advanced Analytical Queries</text:h>
      <text:h text:style-name="P4" text:outline-level="3">Improvements</text:h>
      <text:list text:style-name="L28">
        <text:list-item>
          <text:p text:style-name="P58"><text:span text:style-name="T1">Added </text:span><text:span text:style-name="Strong_20_Emphasis"><text:span text:style-name="T1">advanced query trigger</text:span></text:span><text:span text:style-name="T1"> for:</text:span></text:p>
          <text:list>
            <text:list-item>
              <text:p text:style-name="P39">Detailed project health analysis</text:p>
            </text:list-item>
            <text:list-item>
              <text:p text:style-name="P39">Enhanced standup summaries</text:p>
            </text:list-item>
          </text:list>
        </text:list-item>
        <text:list-item>
          <text:p text:style-name="P39">Advanced keyword enables deeper analytical responses.</text:p>
        </text:list-item>
      </text:list>
      <text:h text:style-name="P11" text:outline-level="4">Reference Queries</text:h>
      <text:list text:continue-list="list42835742" text:style-name="L26">
        <text:list-item>
          <text:p text:style-name="P37">"give me advanced health of CRO"</text:p>
        </text:list-item>
        <text:list-item>
          <text:p text:style-name="P37">"show me an advanced standup for AFSP"</text:p>
        </text:list-item>
        <text:list-item>
          <text:p text:style-name="P37">"advanced health report for PROJECT-X"</text:p>
        </text:list-item>
        <text:list-item>
          <text:p text:style-name="P37">"I need an advanced standup summary of CRO"</text:p>
        </text:list-item>
      </text:list>
      <text:p text:style-name="P3"/>
      <text:h text:style-name="P9" text:outline-level="2"><text:soft-page-break/>Version 3.4.2 – Stability Fixes</text:h>
      <text:h text:style-name="P4" text:outline-level="3">Bug Fixes</text:h>
      <text:list text:style-name="L29">
        <text:list-item>
          <text:p text:style-name="P40">Fixed SQL display warnings observed in the previous release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loext:opacity="100%" style:font-name="Impact" fo:font-size="8pt" fo:font-weight="normal" officeooo:rsid="001a083f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I SCRUM MAST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0T14:41:52.816000000</meta:creation-date>
    <dc:date>2026-01-20T15:03:13.289000000</dc:date>
    <meta:editing-duration>PT10M37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6" meta:paragraph-count="151" meta:word-count="903" meta:character-count="5802" meta:non-whitespace-character-count="5126"/>
  </office:meta>
</office:document-meta>
</file>